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</style:style>
    <style:style style:name="P3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53cm solid #00000a"/>
      <style:text-properties fo:language="en" fo:country="US"/>
    </style:style>
    <style:style style:name="T1" style:family="text">
      <style:text-properties fo:color="#00b050" fo:font-weight="bold" style:font-weight-asian="bold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Crea le tabelle di analisi grammaticale corrispondenti ai seguenti tre programmi, facendo uso delle categorie sintattiche </text:p>
      <text:p text:style-name="P2"><text:span text:style-name="T1">&lt;programma&gt; </text:span></text:p>
      <text:p text:style-name="P2"><text:span text:style-name="T1">&lt;direttiva&gt;</text:span></text:p>
      <text:p text:style-name="P2"><text:span text:style-name="T1">&lt;funzione&gt;</text:span></text:p>
      <text:p text:style-name="P2"><text:span text:style-name="T1">&lt;blocco&gt;</text:span></text:p>
      <text:p text:style-name="P2"><text:span text:style-name="T1">&lt;comando&gt;</text:span></text:p>
      <text:p text:style-name="P2"><text:span text:style-name="T1">&lt;dichiarazione&gt;</text:span></text:p>
      <text:p text:style-name="Standard"/>
      <text:p text:style-name="Standard"><text:span text:style-name="T2">#include &lt;iostream&gt; <text:s text:c="10"/>-direttiva</text:span></text:p>
      <text:p text:style-name="Standard"><text:span text:style-name="T2">using namespace std; <text:s text:c="8"/>-direttiva</text:span></text:p>
      <text:p text:style-name="Standard"><text:span text:style-name="T2">int main() <text:s text:c="29"/>-funzione</text:span></text:p>
      <text:p text:style-name="Standard"><text:span text:style-name="T2">{ <text:s text:c="45"/>-blocco</text:span></text:p>
      <text:p text:style-name="Standard"><text:span text:style-name="T2"><text:tab/>cout &lt;&lt; "Hello World!" </text:span>&lt;&lt; endl; <text:s text:c="9"/>-comando <text:s text:c="27"/>;dichiarazione</text:p>
      <text:p text:style-name="Standard"><text:tab/>return 0; <text:s text:c="50"/>-comando</text:p>
      <text:p text:style-name="P2">} <text:s text:c="79"/>-blocco</text:p>
      <text:p text:style-name="Standard"/>
      <text:p text:style-name="Standard"><text:span text:style-name="T2">#include &lt;iostream&gt; <text:s text:c="21"/>-direttiva</text:span></text:p>
      <text:p text:style-name="Standard"><text:span text:style-name="T2">int main() <text:s text:c="40"/>-funzione</text:span></text:p>
      <text:p text:style-name="Standard"><text:span text:style-name="T2">{ <text:s text:c="57"/>-blocco</text:span></text:p>
      <text:p text:style-name="Standard"><text:span text:style-name="T2"><text:tab/>std::cout &lt;&lt; "Hello World!" &lt;&lt; endl; <text:s text:c="5"/>-comando</text:span></text:p>
      <text:p text:style-name="Standard"><text:span text:style-name="T2"><text:s text:c="14"/>string parola; <text:s text:c="46"/>-comando</text:span></text:p>
      <text:p text:style-name="Standard"><text:span text:style-name="T2"><text:tab/></text:span>std::cout &lt;&lt; "Dimmi qualcosa: "; <text:s text:c="12"/><text:span text:style-name="T2">-comando</text:span></text:p>
      <text:p text:style-name="Standard"><text:span text:style-name="T2"><text:tab/></text:span>std::cin &gt;&gt; parola; <text:s text:c="38"/><text:span text:style-name="T2">-comando</text:span></text:p>
      <text:p text:style-name="Standard"><text:s text:c="14"/>std::cout &lt;&lt; "Grazie " &lt;&lt; endl; <text:s text:c="17"/><text:span text:style-name="T2">-comando</text:span></text:p>
      <text:p text:style-name="Standard"><text:s text:c="13"/>return 0; <text:s text:c="56"/><text:span text:style-name="T2">-comando</text:span></text:p>
      <text:p text:style-name="P2"><text:span text:style-name="T2">} <text:s text:c="84"/>-blocco</text:span></text:p>
      <text:p text:style-name="P1"><text:soft-page-break/></text:p>
      <text:p text:style-name="Standard"><text:bookmark text:name="_GoBack"/><text:span text:style-name="T2">#include &lt;iostream&gt; <text:s text:c="11"/>-direttiva</text:span></text:p>
      <text:p text:style-name="Standard"><text:span text:style-name="T2">int main() <text:s text:c="30"/>-funzione</text:span></text:p>
      <text:p text:style-name="Standard"><text:span text:style-name="T2">{ <text:s text:c="46"/>-blocco</text:span></text:p>
      <text:p text:style-name="Standard"><text:span text:style-name="T2"><text:tab/>std::cout &lt;&lt; "Ciao" &lt;&lt; endl; <text:s text:c="6"/>-comando</text:span></text:p>
      <text:p text:style-name="Standard"><text:s text:c="14"/>int a; <text:s text:c="47"/><text:span text:style-name="T2">-comando</text:span></text:p>
      <text:p text:style-name="Standard"><text:tab/>std::cout &lt;&lt; "Dammi un numero: "; <text:s text:c="6"/><text:span text:style-name="T2">-comando</text:span></text:p>
      <text:p text:style-name="Standard"><text:s text:c="14"/><text:span text:style-name="T2">std::cin &lt;&lt; a; <text:s text:c="47"/>-comando</text:span></text:p>
      <text:p text:style-name="Standard"><text:s text:c="14"/>std::cout &gt;&gt; "Orribile."; <text:s text:c="28"/><text:span text:style-name="T2">-comando</text:span></text:p>
      <text:p text:style-name="Standard"><text:s text:c="13"/><text:span text:style-name="T2">return 0; <text:s text:c="55"/>-comando</text:span></text:p>
      <text:p text:style-name="Standard"><text:span text:style-name="T2">} <text:s text:c="83"/>-blocco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it" style:country-asian="IT" style:font-name-complex="Courier New1" style:font-size-complex="10pt"/>
    </style:style>
    <style:style style:name="Default_20_Paragraph_20_Font" style:display-name="Default Paragraph Font" style:family="text"/>
    <style:style style:name="Preformattato_20_HTML_20_Carattere" style:display-name="Preformattato HTML Carattere" style:family="text" style:parent-style-name="Default_20_Paragraph_20_Font">
      <style:text-properties style:font-name="Courier New" fo:font-size="10pt" style:font-name-asian="Times New Roman" style:font-size-asian="10pt" style:language-asian="it" style:country-asian="I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arraro</meta:initial-creator>
    <dc:creator>marzia moino</dc:creator>
    <meta:editing-cycles>1</meta:editing-cycles>
    <meta:creation-date>2017-03-16T08:51:00</meta:creation-date>
    <dc:date>2017-03-21T21:07:50.34</dc:date>
    <meta:editing-duration>PT44S</meta:editing-duration>
    <meta:generator>OpenOffice/4.0.0$Win32 OpenOffice.org_project/400m3$Build-9702</meta:generator>
    <meta:document-statistic meta:table-count="0" meta:image-count="0" meta:object-count="0" meta:page-count="2" meta:paragraph-count="34" meta:word-count="124" meta:character-count="19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